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Arial" svg:font-family="Arial, Arial" style:font-family-generic="swiss"/>
    <style:font-face style:name="Arial2" svg:font-family="Arial, sans-serif" style:font-family-generic="system"/>
    <style:font-face style:name="Roboto" svg:font-family="Roboto" style:font-family-generic="system"/>
    <style:font-face style:name="calibri" svg:font-family="calibri, Arial, sans-serif" style:font-family-generic="system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a1" style:family="table">
      <style:table-properties style:width="10.1181in" fo:margin-left="0in" table:align="left"/>
    </style:style>
    <style:style style:name="Tabela1.A" style:family="table-column">
      <style:table-column-properties style:column-width="5.1667in"/>
    </style:style>
    <style:style style:name="Tabela1.B" style:family="table-column">
      <style:table-column-properties style:column-width="4.9514in"/>
    </style:style>
    <style:style style:name="Tabela1.A1" style:family="table-cell">
      <style:table-cell-properties style:vertical-align="middle" fo:background-color="#f9f9f9" fo:padding="0.0194in" fo:border="none" style:writing-mode="lr-tb">
        <style:background-image/>
      </style:table-cell-properties>
    </style:style>
    <style:style style:name="P1" style:family="paragraph" style:parent-style-name="Text_20_body">
      <style:paragraph-properties fo:margin-top="0in" fo:margin-bottom="0in" fo:orphans="2" fo:widows="2"/>
      <style:text-properties fo:color="#343434" style:font-name="Arial2"/>
    </style:style>
    <style:style style:name="P2" style:family="paragraph" style:parent-style-name="Text_20_body">
      <style:paragraph-properties fo:margin-top="0in" fo:margin-bottom="0in" fo:orphans="2" fo:widows="2"/>
    </style:style>
    <style:style style:name="P3" style:family="paragraph" style:parent-style-name="Table_20_Contents">
      <style:paragraph-properties style:line-height-at-least="0.2083in"/>
    </style:style>
    <style:style style:name="P4" style:family="paragraph" style:parent-style-name="Default">
      <style:paragraph-properties style:line-height-at-least="0.2083in"/>
      <style:text-properties style:use-window-font-color="true" style:font-name="Arial1" fo:font-size="10pt" fo:language="en" fo:country="US" style:font-size-asian="10pt" style:font-size-complex="10pt"/>
    </style:style>
    <style:style style:name="P5" style:family="paragraph" style:parent-style-name="Standard" style:master-page-name="MP0">
      <style:paragraph-properties style:page-number="auto" fo:break-before="page"/>
      <style:text-properties style:use-window-font-color="true" style:font-name="calibri" fo:font-size="19.5pt" fo:font-weight="bold" style:font-size-asian="19.5pt" style:font-weight-asian="bold"/>
    </style:style>
    <style:style style:name="P6" style:family="paragraph" style:parent-style-name="Standard">
      <style:paragraph-properties fo:orphans="2" fo:widows="2"/>
      <style:text-properties style:use-window-font-color="true" style:font-name="Arial2"/>
    </style:style>
    <style:style style:name="P7" style:family="paragraph" style:parent-style-name="Standard">
      <style:paragraph-properties fo:orphans="2" fo:widows="2"/>
      <style:text-properties style:use-window-font-color="true" style:font-name="Roboto" fo:font-size="10.5pt" fo:font-weight="bold" style:font-size-asian="10.5pt" style:font-weight-asian="bold"/>
    </style:style>
    <style:style style:name="P8" style:family="paragraph" style:parent-style-name="Standard">
      <style:paragraph-properties fo:orphans="2" fo:widows="2"/>
      <style:text-properties style:use-window-font-color="true" style:font-name="Roboto" fo:font-size="10.5pt" style:font-size-asian="10.5pt"/>
    </style:style>
    <style:style style:name="P9" style:family="paragraph" style:parent-style-name="Default" style:list-style-name="L1">
      <style:paragraph-properties style:line-height-at-least="0.2083in"/>
      <style:text-properties style:use-window-font-color="true" style:font-name="Arial1" fo:font-size="10pt" style:font-size-asian="10pt" style:font-size-complex="10pt"/>
    </style:style>
    <style:style style:name="P10" style:family="paragraph" style:parent-style-name="Table_20_Contents">
      <style:paragraph-properties style:line-height-at-least="0.2083in"/>
      <style:text-properties style:use-window-font-color="true" style:font-name="Arial1" fo:font-size="10pt" style:font-size-asian="10pt" style:font-size-complex="10pt"/>
    </style:style>
    <style:style style:name="P11" style:family="paragraph" style:parent-style-name="Table_20_Contents" style:list-style-name="L1">
      <style:paragraph-properties style:line-height-at-least="0.2083in"/>
      <style:text-properties style:use-window-font-color="true" style:font-name="Arial1" fo:font-size="10pt" style:font-size-asian="10pt" style:font-size-complex="10pt"/>
    </style:style>
    <style:style style:name="P12" style:family="paragraph" style:parent-style-name="Table_20_Contents" style:list-style-name="L1">
      <style:paragraph-properties style:line-height-at-least="0.2083in"/>
      <style:text-properties style:use-window-font-color="true" style:font-name="Arial1" fo:font-size="10pt" style:font-name-asian="Arial" style:font-size-asian="10pt" style:font-name-complex="Arial" style:font-size-complex="10pt"/>
    </style:style>
    <style:style style:name="P13" style:family="paragraph" style:parent-style-name="Text_20_body">
      <style:paragraph-properties fo:margin-top="0in" fo:margin-bottom="0in" fo:orphans="2" fo:widows="2"/>
      <style:text-properties style:use-window-font-color="true" style:font-name="Arial2"/>
    </style:style>
    <style:style style:name="P14" style:family="paragraph" style:parent-style-name="Text_20_body">
      <style:paragraph-properties fo:margin-top="0in" fo:margin-bottom="0in" fo:orphans="2" fo:widows="2"/>
      <style:text-properties style:use-window-font-color="true" style:font-name="Arial1"/>
    </style:style>
    <style:style style:name="T1" style:family="text">
      <style:text-properties fo:color="#343434" style:font-name="Arial2"/>
    </style:style>
    <style:style style:name="T2" style:family="text">
      <style:text-properties fo:color="#343434" style:font-name="Calibri" fo:language="en" fo:country="US"/>
    </style:style>
    <style:style style:name="T3" style:family="text">
      <style:text-properties fo:color="#ff0000" style:font-name="Calibri" fo:language="en" fo:country="US"/>
    </style:style>
    <style:style style:name="T4" style:family="text">
      <style:text-properties style:font-name="Arial1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style:font-name-asian="Arial" style:font-size-asian="10pt" style:font-name-complex="Arial" style:font-size-complex="10pt"/>
    </style:style>
    <style:style style:name="T7" style:family="text">
      <style:text-properties style:font-name="Arial2"/>
    </style:style>
    <style:style style:name="T8" style:family="text">
      <style:text-properties style:font-name="Calibri" fo:language="en" fo:country="US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Arial2"/>
    </style:style>
    <style:style style:name="T11" style:family="text">
      <style:text-properties style:use-window-font-color="true" style:font-name="Calibri" fo:language="en" fo:country="US"/>
    </style:style>
    <style:style style:name="T12" style:family="text">
      <style:text-properties style:use-window-font-color="true" style:font-name="Arial1"/>
    </style:style>
    <style:style style:name="T13" style:family="text">
      <style:text-properties style:use-window-font-color="true" style:font-name="Arial1" fo:font-size="10pt" style:font-size-asian="10pt" style:font-size-complex="10pt"/>
    </style:style>
    <style:style style:name="T14" style:family="text">
      <style:text-properties style:use-window-font-color="true" style:font-name="Arial1" fo:font-size="10pt" style:font-name-asian="Arial" style:font-size-asian="10pt" style:font-name-complex="Arial" style:font-size-complex="10pt"/>
    </style:style>
    <style:style style:name="T15" style:family="text">
      <style:text-properties style:use-window-font-color="true" style:font-name="Arial1"/>
    </style:style>
    <style:style style:name="T16" style:family="text">
      <style:text-properties style:use-window-font-color="true" style:font-name="Arial1" fo:language="en" fo:country="US"/>
    </style:style>
    <style:style style:name="T17" style:family="text">
      <style:text-properties style:use-window-font-color="true" style:font-name="Arial1" fo:font-size="10pt" style:font-size-asian="10pt" style:font-size-complex="10pt"/>
    </style:style>
    <style:style style:name="T18" style:family="text">
      <style:text-properties style:use-window-font-color="true" fo:font-size="10pt" style:font-size-asian="10pt" style:font-size-complex="10pt"/>
    </style:style>
    <style:style style:name="T19" style:family="text">
      <style:text-properties style:use-window-font-color="true" fo:language="en" fo:country="U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196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65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 Cases</text:p>
      <text:p text:style-name="P13"/>
      <text:p text:style-name="P13"/>
      <text:p text:style-name="P13">1.ID: 1</text:p>
      <text:p text:style-name="P13"/>
      <text:p text:style-name="P13"/>
      <text:p text:style-name="P2"><text:span text:style-name="Absatz-Standardschriftart"><text:span text:style-name="T10">2.Title: Error message </text:span></text:span><text:span text:style-name="Absatz-Standardschriftart"><text:span text:style-name="T11"><text:s/></text:span></text:span><text:span text:style-name="Absatz-Standardschriftart"><text:span text:style-name="T16">validation</text:span></text:span><text:span text:style-name="Absatz-Standardschriftart"><text:span text:style-name="T11"> </text:span></text:span><text:span text:style-name="Absatz-Standardschriftart"><text:span text:style-name="T10">for using card with invalid number</text:span></text:span></text:p>
      <text:p text:style-name="P13"/>
      <text:p text:style-name="P13"/>
      <text:p text:style-name="P13">3.Environment : browser: Chrome , operating system: Windows 10</text:p>
      <text:p text:style-name="P13"/>
      <text:p text:style-name="P13">cucumber version 1.3.1, java version 1.8.0_131, Sublime Text 3</text:p>
      <text:p text:style-name="P13"/>
      <text:p text:style-name="P13"/>
      <text:p text:style-name="P13">4.Author: Magdalena Górna</text:p>
      <text:p text:style-name="P13"/>
      <text:p text:style-name="P13"/>
      <text:p text:style-name="P13">5.Type: functional</text:p>
      <text:p text:style-name="P13"/>
      <text:p text:style-name="P13"/>
      <text:p text:style-name="P13">6.Preconditions:</text:p>
      <text:p text:style-name="P13"/>
      <text:p text:style-name="P2"><text:span text:style-name="Absatz-Standardschriftart"><text:span text:style-name="T12">-page with URL https://www.ryanair.com/ie/en/</text:span></text:span><text:span text:style-name="Absatz-Standardschriftart"><text:span text:style-name="T13"> </text:span></text:span><text:span text:style-name="Absatz-Standardschriftart"><text:span text:style-name="T12"><text:s/>is loaded</text:span></text:span></text:p>
      <text:p text:style-name="P14">-user has got a valid , confirmed account</text:p>
      <text:p text:style-name="P14">-user is logged in</text:p>
      <text:p text:style-name="P2"><text:span text:style-name="Absatz-Standardschriftart"><text:span text:style-name="T12">-user has got </text:span></text:span><text:span text:style-name="Absatz-Standardschriftart"><text:span text:style-name="T16">a card with invalid number</text:span></text:span></text:p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3">7.Steps:</text:p>
      <text:p text:style-name="P13"/>
      <text:p text:style-name="P13"/>
      <text:p text:style-name="P1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<text:span text:style-name="Strong_20_Emphasis"><text:span text:style-name="T13">Test Steps</text:span></text:span></text:p>
          </table:table-cell>
          <table:table-cell table:style-name="Tabela1.A1" office:value-type="string">
            <text:p text:style-name="P3"><text:span text:style-name="Strong_20_Emphasis"><text:span text:style-name="T13">Test Data</text:span></text:span></text:p>
          </table:table-cell>
        </table:table-row>
        <table:table-row>
          <table:table-cell table:style-name="Tabela1.A1" office:value-type="string">
            <text:list xml:id="list2108767774056636717" text:style-name="L1">
              <text:list-item>
                <text:p text:style-name="P11">Go to site https://www.ryanair.com/ie/en/</text:p>
              </text:list-item>
              <text:list-item>
                <text:p text:style-name="P9">Select departure city</text:p>
              </text:list-item>
              <text:list-item>
                <text:p text:style-name="P9">Select destination city</text:p>
              </text:list-item>
              <text:list-item>
                <text:p text:style-name="P11">Select departure date</text:p>
              </text:list-item>
              <text:list-item>
                <text:p text:style-name="P12">Choose standard ticket price</text:p>
              </text:list-item>
              <text:list-item>
                <text:p text:style-name="P11">Click Submit</text:p>
              </text:list-item>
              <text:list-item>
                <text:p text:style-name="P11">Login</text:p>
              </text:list-item>
              <text:list-item>
                <text:p text:style-name="P11">Type <text:s/>passanger data</text:p>
              </text:list-item>
              <text:list-item>
                <text:p text:style-name="P11">Type contact data</text:p>
              </text:list-item>
              <text:list-item>
                <text:p text:style-name="P11">Type payment data</text:p>
              </text:list-item>
              <text:list-item>
                <text:p text:style-name="P9">Type billing address</text:p>
              </text:list-item>
            </text:list>
          </table:table-cell>
          <table:table-cell table:style-name="Tabela1.A1" office:value-type="string">
            <text:p text:style-name="P3"><text:span text:style-name="Absatz-Standardschriftart"><text:span text:style-name="T13">departure city=</text:span></text:span><text:span text:style-name="Absatz-Standardschriftart"><text:span text:style-name="T14">“DUB”</text:span></text:span></text:p>
            <text:p text:style-name="P3"><text:span text:style-name="Absatz-Standardschriftart"><text:span text:style-name="T13">destination city= </text:span></text:span><text:span text:style-name="Absatz-Standardschriftart"><text:span text:style-name="T14">“SXF”</text:span></text:span></text:p>
            <text:p text:style-name="P3"><text:span text:style-name="Absatz-Standardschriftart"><text:span text:style-name="T14">departure date= <text:s/>11/03/2016</text:span></text:span></text:p>
            <text:p text:style-name="P10">UserAddress = "m.goorna@gmail.com"</text:p>
            <text:p text:style-name="P10">UserPassword = Qwerty1!</text:p>
            <text:p text:style-name="P10">passanger details=2", "Anna", "Kowalska"</text:p>
            <text:p text:style-name="P4">contact data="Poland", "123456789"</text:p>
            <text:p text:style-name="P4">payment data=5555 5555 5555 5557,"10/18",265,"Bob"</text:p>
            <text:p text:style-name="P4">billing address="Ruska", "Wrocław", "54-432", "10"</text:p>
          </table:table-cell>
        </table:table-row>
      </table:table>
      <text:p text:style-name="P6"/>
      <text:p text:style-name="P2"><text:span text:style-name="Absatz-Standardschriftart"><text:span text:style-name="T12">8.Expected result : </text:span></text:span><text:span text:style-name="Absatz-Standardschriftart"><text:span text:style-name="T16">After typing an invalid card number , error message appears:</text:span></text:span></text:p>
      <text:p text:style-name="P7">„Oj. Wystąpił problem</text:p>
      <text:p text:style-name="P8">Nie mogliśmy przyjąć tej rezerwacji, ponieważ płatność nie została autoryzowana. Upewnij się, że dane są poprawne albo użyj innej formy płatności, aby spróbować jeszcze raz“</text:p>
      <text:p text:style-name="P1"/>
      <text:p text:style-name="P1"/>
      <text:p text:style-name="P1"/>
      <text:p text:style-name="P1"/>
      <text:p text:style-name="P1"/>
      <text:p text:style-name="P2"/>
      <text:p text:style-name="Default"/>
      <text:p text:style-name="Default"/>
      <text:p text:style-name="Default"/>
      <text:p text:style-name="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Arial" svg:font-family="Arial, Arial" style:font-family-generic="swiss"/>
    <style:font-face style:name="Arial2" svg:font-family="Arial, sans-serif" style:font-family-generic="system"/>
    <style:font-face style:name="Roboto" svg:font-family="Roboto" style:font-family-generic="system"/>
    <style:font-face style:name="calibri" svg:font-family="calibri, Arial, sans-serif" style:font-family-generic="system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Überschrift_20_3" style:display-name="Überschrift 3" style:family="paragraph" style:parent-style-name="Heading" style:next-style-name="Text_20_body" style:default-outline-level="3">
      <style:paragraph-properties fo:hyphenation-ladder-count="no-limit"/>
      <style:text-properties style:font-name="Times New Roman" fo:font-weight="bold" style:font-name-asian="MS Gothic" style:font-weight-asian="bold" style:font-weight-complex="bold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1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e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Beschriftung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="Arial" fo:language="de" fo:country="DE" style:font-name-asian="Arial" style:language-asian="ja" style:country-asian="JP" style:font-name-complex="Arial" style:language-complex="fa" style:country-complex="IR" fo:hyphenate="false" fo:hyphenation-remain-char-count="0" fo:hyphenation-push-char-count="0"/>
    </style:style>
    <style:style style:name="Absatz-Standardschriftar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creator>Magda </dc:creator>
    <meta:creation-date>2009-04-16T11:32:00Z</meta:creation-date>
    <dc:date>2017-07-03T13:24:45.42</dc:date>
    <meta:editing-cycles>6</meta:editing-cycles>
    <meta:editing-duration>PT3M21S</meta:editing-duration>
    <meta:document-statistic meta:table-count="1" meta:image-count="0" meta:object-count="0" meta:page-count="2" meta:paragraph-count="38" meta:word-count="185" meta:character-count="1275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